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text-align="end" style:justify-single-word="false"/>
      <style:text-properties style:font-name="Ari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8-STATS (Portugal)</text:h>
      <text:p text:style-name="P1"/>
      <text:p text:style-name="P2">I would like to thank my wife for her patience and immense support in troubled times, thank Pedro for keeping being present and sharing his treasured opinions, and for professor Nuno for helping us gain insight and making necessary decisions throughout this project.</text:p>
      <text:p text:style-name="P3">Daniel Lopes</text:p>
      <text:p text:style-name="P2">Blah blah blah <text:span text:style-name="T1">hospital</text:span> wah wah wah <text:s/>thanks a lot.</text:p>
      <text:p text:style-name="P3">Pedro Ferreir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07T12:47:02</dc:date>
    <meta:generator>LibreOffice/3.4$Unix LibreOffice_project/340m1$Build-12</meta:generator>
    <meta:editing-duration>PT12M5S</meta:editing-duration>
    <meta:editing-cycles>6</meta:editing-cycles>
    <meta:document-statistic meta:table-count="0" meta:image-count="0" meta:object-count="0" meta:page-count="1" meta:paragraph-count="0" meta:word-count="59" meta:character-count="361" meta:non-whitespace-character-count="306"/>
  </office:meta>
</office:document-meta>
</file>